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5mm" svg:x="165.75mm" svg:y="68.26mm">
            <loext:p/>
            <draw:object draw:notify-on-update-of-ranges="Foglio1.C18:Foglio1.C42 Foglio1.D17:Foglio1.D17 Foglio1.D18:Foglio1.D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perienza 1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 Fase Resistenza interna del multimetr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timetro Supertester 680 R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ezione Voltmetro 10V fondo</text:p>
          </table:table-cell>
          <table:table-cell table:number-columns-repeated="4"/>
          <table:table-cell office:value-type="string" calcext:value-type="string">
            <text:p>Sezione amperometro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i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2.2" calcext:value-type="float">
            <text:p>2,2</text:p>
          </table:table-cell>
          <table:table-cell table:formula="of:=470000/([.B8]/[.C8]-1)" office:value-type="float" office:value="178275.862068966" calcext:value-type="float">
            <text:p>178275,862068966</text:p>
          </table:table-cell>
          <table:table-cell table:formula="of:=[.C8]^2/[.D8]" office:value-type="float" office:value="0.0000271489361702128" calcext:value-type="float">
            <text:p>2,71489361702128E-05</text:p>
          </table:table-cell>
          <table:table-cell/>
          <table:table-cell table:formula="of:=[.B8]" office:value-type="float" office:value="8" calcext:value-type="float">
            <text:p>8</text:p>
          </table:table-cell>
          <table:table-cell/>
          <table:table-cell office:value-type="float" office:value="0.034" calcext:value-type="float">
            <text:p>0,034</text:p>
          </table:table-cell>
          <table:table-cell table:formula="of:=[.G8]/[.I8]-[.I6]" office:value-type="float" office:value="15.2941176470588" calcext:value-type="float">
            <text:p>15,2941176470588</text:p>
          </table:table-cell>
          <table:table-cell table:formula="of:=[.I8]^2*[.I6]" office:value-type="float" office:value="0.25432" calcext:value-type="float">
            <text:p>0,25432</text:p>
          </table:table-cell>
        </table:table-row>
        <table:table-row table:style-name="ro1">
          <table:table-cell table:number-columns-repeated="2"/>
          <table:table-cell table:style-name="ce1"/>
          <table:table-cell table:formula="of:=SQRT(([.C8]/([.B8]-[.C8]))^2*(0.05*470000)^2+(470000^2*([.C8]^2+[.B8]^2)/([.B8]-[.C8])^4)*0.2^2)" office:value-type="float" office:value="24838.7457280611" calcext:value-type="float">
            <text:p>24838,7457280611</text:p>
          </table:table-cell>
          <table:table-cell table:formula="of:=SQRT(([.C8]^2/[.D8]^2)^2*[.D9]^2+(2*[.C8]/[.D8])^2*0.2^2)" office:value-type="float" office:value="0.00000621882683088681" calcext:value-type="float">
            <text:p>6,21882683088681E-06</text:p>
          </table:table-cell>
          <table:table-cell table:number-columns-repeated="4"/>
          <table:table-cell table:formula="of:=SQRT((11)^2+(0.2/[.I8])^2+([.G8]*0.001/[.I8]^2)^2)" office:value-type="float" office:value="14.2651401328477" calcext:value-type="float">
            <text:p>14,2651401328477</text:p>
          </table:table-cell>
          <table:table-cell table:formula="of:=SQRT([.I8]^4*[.J9]^2+(2*[.J8]*[.I8])^2*0.001^2)" office:value-type="float" office:value="0.0165232640843146" calcext:value-type="float">
            <text:p>0,016523264084315</text:p>
          </table:table-cell>
        </table:table-row>
        <table:table-row table:style-name="ro1">
          <table:table-cell/>
          <table:table-cell office:value-type="string" calcext:value-type="string">
            <text:p>Multimetro Amprobe 37XR-A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999" calcext:value-type="float">
            <text:p>9,99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 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i</text:p>
          </table:table-cell>
          <table:table-cell/>
        </table:table-row>
        <table:table-row table:style-name="ro1">
          <table:table-cell/>
          <table:table-cell office:value-type="float" office:value="7.947" calcext:value-type="float">
            <text:p>7,947</text:p>
          </table:table-cell>
          <table:table-cell office:value-type="float" office:value="7.543" calcext:value-type="float">
            <text:p>7,543</text:p>
          </table:table-cell>
          <table:table-cell table:formula="of:=470000/([.B13]/[.C13]-1)" office:value-type="float" office:value="8775272.27722773" calcext:value-type="float">
            <text:p>8775272,27722773</text:p>
          </table:table-cell>
          <table:table-cell table:formula="of:=[.C13]^2/[.D13]" office:value-type="float" office:value="0.00000648377021276595" calcext:value-type="float">
            <text:p>6,48377021276595E-06</text:p>
          </table:table-cell>
          <table:table-cell/>
          <table:table-cell table:formula="of:=[.B13]" office:value-type="float" office:value="7.947" calcext:value-type="float">
            <text:p>7,947</text:p>
          </table:table-cell>
          <table:table-cell/>
          <table:table-cell office:value-type="float" office:value="0.0328" calcext:value-type="float">
            <text:p>0,0328</text:p>
          </table:table-cell>
          <table:table-cell table:formula="of:=[.G13]/[.I13]-[.I11]" office:value-type="float" office:value="22.2865853658537" calcext:value-type="float">
            <text:p>22,2865853658537</text:p>
          </table:table-cell>
          <table:table-cell table:formula="of:=[.I13]^2*[.I11]" office:value-type="float" office:value="0.2366848" calcext:value-type="float">
            <text:p>0,2366848</text:p>
          </table:table-cell>
        </table:table-row>
        <table:table-row table:style-name="ro1">
          <table:table-cell/>
          <table:table-cell table:formula="of:=[.B13]*0.0001+0.005" office:value-type="float" office:value="0.0057947" calcext:value-type="float">
            <text:p>0,0057947</text:p>
          </table:table-cell>
          <table:table-cell table:formula="of:=[.C13]*0.0001+0.005" office:value-type="float" office:value="0.0057543" calcext:value-type="float">
            <text:p>0,0057543</text:p>
          </table:table-cell>
          <table:table-cell table:formula="of:=SQRT(([.C13]/([.B13]-[.C13]))^2*(0.05*470000)^2+(470000*[.C13]/([.B13]-[.C13]))^2*[.B14]^2+(470000*[.B13]/([.B13]-[.C13]))^2*[.C14]^2)" office:value-type="float" office:value="444892.667922083" calcext:value-type="float">
            <text:p>444892,667922083</text:p>
          </table:table-cell>
          <table:table-cell table:formula="of:=SQRT(([.C13]^2/[.D13]^2)^2*[.D14]^2+(2*[.C13]/[.D13])^2*0.2^2)" office:value-type="float" office:value="0.000000475682496472661" calcext:value-type="float">
            <text:p>4,75682496472661E-07</text:p>
          </table:table-cell>
          <table:table-cell table:number-columns-repeated="3"/>
          <table:table-cell table:formula="of:=[.I13]*0.0005+0.0005" office:value-type="float" office:value="0.0005164" calcext:value-type="float">
            <text:p>0,0005164</text:p>
          </table:table-cell>
          <table:table-cell table:formula="of:=SQRT((11)^2+([.B14]/[.I13])^2+([.G13]*[.I14]/[.I13]^2)^2)" office:value-type="float" office:value="11.6439640642429" calcext:value-type="float">
            <text:p>11,6439640642429</text:p>
          </table:table-cell>
          <table:table-cell table:formula="of:=SQRT([.I13]^4*[.J14]^2+(2*[.J13]*[.I13])^2*[.I14]^2)" office:value-type="float" office:value="0.0125497720587405" calcext:value-type="float">
            <text:p>0,012549772058741</text:p>
          </table:table-cell>
        </table:table-row>
        <table:table-row table:style-name="ro1">
          <table:table-cell/>
          <table:table-cell office:value-type="string" calcext:value-type="string">
            <text:p>II Fase Lampadina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g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0005" calcext:value-type="float">
            <text:p>-5E-06</text:p>
          </table:table-cell>
          <table:table-cell table:formula="of:=[.C18]/[.D18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3244" calcext:value-type="float">
            <text:p>0,3244</text:p>
          </table:table-cell>
          <table:table-cell office:value-type="float" office:value="11.4" calcext:value-type="float">
            <text:p>11,4</text:p>
          </table:table-cell>
          <table:table-cell table:formula="of:=[.C19]/[.D19]" office:value-type="float" office:value="0.0284561403508772" calcext:value-type="float">
            <text:p>0,028456140350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458" calcext:value-type="float">
            <text:p>0,7458</text:p>
          </table:table-cell>
          <table:table-cell office:value-type="float" office:value="18.02" calcext:value-type="float">
            <text:p>18,02</text:p>
          </table:table-cell>
          <table:table-cell table:formula="of:=[.C20]/[.D20]" office:value-type="float" office:value="0.0413873473917869" calcext:value-type="float">
            <text:p>0,041387347391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187" calcext:value-type="float">
            <text:p>1,187</text:p>
          </table:table-cell>
          <table:table-cell office:value-type="float" office:value="23.44" calcext:value-type="float">
            <text:p>23,44</text:p>
          </table:table-cell>
          <table:table-cell table:formula="of:=[.C21]/[.D21]" office:value-type="float" office:value="0.0506399317406143" calcext:value-type="float">
            <text:p>0,050639931740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89" calcext:value-type="float">
            <text:p>1,589</text:p>
          </table:table-cell>
          <table:table-cell office:value-type="float" office:value="27.79" calcext:value-type="float">
            <text:p>27,79</text:p>
          </table:table-cell>
          <table:table-cell table:formula="of:=[.C22]/[.D22]" office:value-type="float" office:value="0.0571788413098237" calcext:value-type="float">
            <text:p>0,057178841309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2.054" calcext:value-type="float">
            <text:p>2,054</text:p>
          </table:table-cell>
          <table:table-cell office:value-type="float" office:value="32.42" calcext:value-type="float">
            <text:p>32,42</text:p>
          </table:table-cell>
          <table:table-cell table:formula="of:=[.C23]/[.D23]" office:value-type="float" office:value="0.0633559531153609" calcext:value-type="float">
            <text:p>0,063355953115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51" calcext:value-type="float">
            <text:p>2,51</text:p>
          </table:table-cell>
          <table:table-cell office:value-type="float" office:value="36.45" calcext:value-type="float">
            <text:p>36,45</text:p>
          </table:table-cell>
          <table:table-cell table:formula="of:=[.C24]/[.D24]" office:value-type="float" office:value="0.0688614540466392" calcext:value-type="float">
            <text:p>0,068861454046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.013" calcext:value-type="float">
            <text:p>3,013</text:p>
          </table:table-cell>
          <table:table-cell office:value-type="float" office:value="40.55" calcext:value-type="float">
            <text:p>40,55</text:p>
          </table:table-cell>
          <table:table-cell table:formula="of:=[.C25]/[.D25]" office:value-type="float" office:value="0.0743033292231813" calcext:value-type="float">
            <text:p>0,074303329223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35" calcext:value-type="float">
            <text:p>3,435</text:p>
          </table:table-cell>
          <table:table-cell office:value-type="float" office:value="43.78" calcext:value-type="float">
            <text:p>43,78</text:p>
          </table:table-cell>
          <table:table-cell table:formula="of:=[.C26]/[.D26]" office:value-type="float" office:value="0.0784604842393787" calcext:value-type="float">
            <text:p>0,07846048423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3.955" calcext:value-type="float">
            <text:p>3,955</text:p>
          </table:table-cell>
          <table:table-cell office:value-type="float" office:value="47.53" calcext:value-type="float">
            <text:p>47,53</text:p>
          </table:table-cell>
          <table:table-cell table:formula="of:=[.C27]/[.D27]" office:value-type="float" office:value="0.0832106038291605" calcext:value-type="float">
            <text:p>0,083210603829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374" calcext:value-type="float">
            <text:p>4,374</text:p>
          </table:table-cell>
          <table:table-cell office:value-type="float" office:value="50.47" calcext:value-type="float">
            <text:p>50,47</text:p>
          </table:table-cell>
          <table:table-cell table:formula="of:=[.C28]/[.D28]" office:value-type="float" office:value="0.0866653457499505" calcext:value-type="float">
            <text:p>0,086665345749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4.837" calcext:value-type="float">
            <text:p>4,837</text:p>
          </table:table-cell>
          <table:table-cell office:value-type="float" office:value="53.5" calcext:value-type="float">
            <text:p>53,5</text:p>
          </table:table-cell>
          <table:table-cell table:formula="of:=[.C29]/[.D29]" office:value-type="float" office:value="0.090411214953271" calcext:value-type="float">
            <text:p>0,090411214953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366" calcext:value-type="float">
            <text:p>5,366</text:p>
          </table:table-cell>
          <table:table-cell office:value-type="float" office:value="56.95" calcext:value-type="float">
            <text:p>56,95</text:p>
          </table:table-cell>
          <table:table-cell table:formula="of:=[.C30]/[.D30]" office:value-type="float" office:value="0.0942230026338894" calcext:value-type="float">
            <text:p>0,094223002633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5.825" calcext:value-type="float">
            <text:p>5,825</text:p>
          </table:table-cell>
          <table:table-cell office:value-type="float" office:value="59.7" calcext:value-type="float">
            <text:p>59,7</text:p>
          </table:table-cell>
          <table:table-cell table:formula="of:=[.C31]/[.D31]" office:value-type="float" office:value="0.097571189279732" calcext:value-type="float">
            <text:p>0,097571189279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286" calcext:value-type="float">
            <text:p>6,286</text:p>
          </table:table-cell>
          <table:table-cell office:value-type="float" office:value="62.47" calcext:value-type="float">
            <text:p>62,47</text:p>
          </table:table-cell>
          <table:table-cell table:formula="of:=[.C32]/[.D32]" office:value-type="float" office:value="0.100624299663839" calcext:value-type="float">
            <text:p>0,100624299663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office:value-type="float" office:value="6.733" calcext:value-type="float">
            <text:p>6,733</text:p>
          </table:table-cell>
          <table:table-cell office:value-type="float" office:value="65.13" calcext:value-type="float">
            <text:p>65,13</text:p>
          </table:table-cell>
          <table:table-cell table:formula="of:=[.C33]/[.D33]" office:value-type="float" office:value="0.103377859665285" calcext:value-type="float">
            <text:p>0,103377859665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256" calcext:value-type="float">
            <text:p>7,256</text:p>
          </table:table-cell>
          <table:table-cell office:value-type="float" office:value="68.11" calcext:value-type="float">
            <text:p>68,11</text:p>
          </table:table-cell>
          <table:table-cell table:formula="of:=[.C34]/[.D34]" office:value-type="float" office:value="0.106533548671267" calcext:value-type="float">
            <text:p>0,106533548671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office:value-type="float" office:value="7.706" calcext:value-type="float">
            <text:p>7,706</text:p>
          </table:table-cell>
          <table:table-cell office:value-type="float" office:value="70.55" calcext:value-type="float">
            <text:p>70,55</text:p>
          </table:table-cell>
          <table:table-cell table:formula="of:=[.C35]/[.D35]" office:value-type="float" office:value="0.109227498228207" calcext:value-type="float">
            <text:p>0,109227498228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243" calcext:value-type="float">
            <text:p>8,243</text:p>
          </table:table-cell>
          <table:table-cell office:value-type="float" office:value="73.4" calcext:value-type="float">
            <text:p>73,4</text:p>
          </table:table-cell>
          <table:table-cell table:formula="of:=[.C36]/[.D36]" office:value-type="float" office:value="0.112302452316076" calcext:value-type="float">
            <text:p>0,11230245231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.5" calcext:value-type="float">
            <text:p>9,5</text:p>
          </table:table-cell>
          <table:table-cell office:value-type="float" office:value="8.703" calcext:value-type="float">
            <text:p>8,703</text:p>
          </table:table-cell>
          <table:table-cell office:value-type="float" office:value="75.8" calcext:value-type="float">
            <text:p>75,8</text:p>
          </table:table-cell>
          <table:table-cell table:formula="of:=[.C37]/[.D37]" office:value-type="float" office:value="0.114815303430079" calcext:value-type="float">
            <text:p>0,114815303430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175" calcext:value-type="float">
            <text:p>9,175</text:p>
          </table:table-cell>
          <table:table-cell office:value-type="float" office:value="78.2" calcext:value-type="float">
            <text:p>78,2</text:p>
          </table:table-cell>
          <table:table-cell table:formula="of:=[.C38]/[.D38]" office:value-type="float" office:value="0.1173273657289" calcext:value-type="float">
            <text:p>0,1173273657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5" calcext:value-type="float">
            <text:p>10,5</text:p>
          </table:table-cell>
          <table:table-cell office:value-type="float" office:value="9.65" calcext:value-type="float">
            <text:p>9,65</text:p>
          </table:table-cell>
          <table:table-cell office:value-type="float" office:value="80.55" calcext:value-type="float">
            <text:p>80,55</text:p>
          </table:table-cell>
          <table:table-cell table:formula="of:=[.C39]/[.D39]" office:value-type="float" office:value="0.119801365611421" calcext:value-type="float">
            <text:p>0,119801365611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,1</text:p>
          </table:table-cell>
          <table:table-cell office:value-type="float" office:value="82.85" calcext:value-type="float">
            <text:p>82,85</text:p>
          </table:table-cell>
          <table:table-cell table:formula="of:=[.C40]/[.D40]" office:value-type="float" office:value="0.12190706095353" calcext:value-type="float">
            <text:p>0,12190706095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5" calcext:value-type="float">
            <text:p>11,5</text:p>
          </table:table-cell>
          <table:table-cell office:value-type="float" office:value="10.68" calcext:value-type="float">
            <text:p>10,68</text:p>
          </table:table-cell>
          <table:table-cell office:value-type="float" office:value="85.61" calcext:value-type="float">
            <text:p>85,61</text:p>
          </table:table-cell>
          <table:table-cell table:formula="of:=[.C41]/[.D41]" office:value-type="float" office:value="0.124751781333956" calcext:value-type="float">
            <text:p>0,124751781333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11" calcext:value-type="float">
            <text:p>11,11</text:p>
          </table:table-cell>
          <table:table-cell office:value-type="float" office:value="87.58" calcext:value-type="float">
            <text:p>87,58</text:p>
          </table:table-cell>
          <table:table-cell table:formula="of:=[.C42]/[.D42]" office:value-type="float" office:value="0.126855446448961" calcext:value-type="float">
            <text:p>0,12685544644896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5">00/00/0000</text:date>, <text:time style:data-style-name="N2" text:time-value="16:25:06.961051217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1:01:33.380154627</meta:creation-date>
    <dc:date>2018-02-05T18:31:19.346965294</dc:date>
    <meta:editing-duration>PT58M22S</meta:editing-duration>
    <meta:editing-cycles>2</meta:editing-cycles>
    <meta:generator>LibreOffice/5.4.2.2$Linux_X86_64 LibreOffice_project/40m0$Build-2</meta:generator>
    <meta:document-statistic meta:table-count="1" meta:cell-count="1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196cm" svg:y="0.316cm" chart:style-name="ch2">
          <text:p>V vs I Lampadina</text:p>
        </chart:title>
        <chart:legend chart:legend-position="end" svg:x="15.058cm" svg:y="4.204cm" style:legend-expansion="high" chart:style-name="ch3"/>
        <chart:plot-area chart:style-name="ch4" table:cell-range-address="Foglio1.C18:Foglio1.D42 Foglio1.D17:Foglio1.D17" chart:data-source-has-labels="row" svg:x="1.33cm" svg:y="1.275cm" svg:width="13.409cm" svg:height="6.57cm">
          <chartooo:coordinate-region svg:x="2.057cm" svg:y="1.474cm" svg:width="12.415cm" svg:height="6.172cm"/>
          <chart:axis chart:dimension="x" chart:name="primary-x" chart:style-name="ch5">
            <chart:title svg:x="7.871cm" svg:y="8.025cm" chart:style-name="ch6">
              <text:p>V</text:p>
            </chart:title>
            <chart:grid chart:style-name="ch7" chart:class="major"/>
          </chart:axis>
          <chart:axis chart:dimension="y" chart:name="primary-y" chart:style-name="ch5">
            <chart:title svg:x="0.451cm" svg:y="5.041cm" chart:style-name="ch8">
              <text:p>I (mA)</text:p>
            </chart:title>
            <chart:grid chart:style-name="ch7" chart:class="major"/>
          </chart:axis>
          <chart:series chart:style-name="ch9" chart:values-cell-range-address="Foglio1.D18:Foglio1.D42" chart:label-cell-address="Foglio1.D17:Foglio1.D17" chart:class="chart:scatter">
            <chart:domain table:cell-range-address="Foglio1.C18:Foglio1.C42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Il</text:p>
                <draw:g>
                  <svg:desc>Foglio1.D17:Foglio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C18:Foglio1.C42</svg:desc>
                </draw:g>
              </table:table-cell>
              <table:table-cell office:value-type="float" office:value="-0.000005">
                <text:p>-0.000005</text:p>
                <draw:g>
                  <svg:desc>Foglio1.D18:Foglio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4">
                <text:p>0.324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58">
                <text:p>0.7458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7">
                <text:p>1.187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9">
                <text:p>1.589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4">
                <text:p>2.054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1">
                <text:p>2.51</text:p>
              </table:table-cell>
              <table:table-cell office:value-type="float" office:value="36.45">
                <text:p>36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13">
                <text:p>3.013</text:p>
              </table:table-cell>
              <table:table-cell office:value-type="float" office:value="40.55">
                <text:p>4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35">
                <text:p>3.435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55">
                <text:p>3.955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74">
                <text:p>4.374</text:p>
              </table:table-cell>
              <table:table-cell office:value-type="float" office:value="50.47">
                <text:p>50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37">
                <text:p>4.83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66">
                <text:p>5.366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25">
                <text:p>5.825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86">
                <text:p>6.286</text:p>
              </table:table-cell>
              <table:table-cell office:value-type="float" office:value="62.47">
                <text:p>62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733">
                <text:p>6.733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56">
                <text:p>7.256</text:p>
              </table:table-cell>
              <table:table-cell office:value-type="float" office:value="68.11">
                <text:p>68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06">
                <text:p>7.706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3">
                <text:p>8.24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703">
                <text:p>8.70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75">
                <text:p>9.175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65">
                <text:p>9.65</text:p>
              </table:table-cell>
              <table:table-cell office:value-type="float" office:value="80.55">
                <text:p>80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1">
                <text:p>10.1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68">
                <text:p>10.68</text:p>
              </table:table-cell>
              <table:table-cell office:value-type="float" office:value="85.61">
                <text:p>85.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1">
                <text:p>11.11</text:p>
              </table:table-cell>
              <table:table-cell office:value-type="float" office:value="87.58">
                <text:p>87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